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  <style:style style:name="ce3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94.66mm" svg:height="90.05mm" svg:x="57.82mm" svg:y="74.1mm">
            <loext:p draw:notify-on-update-of-ranges="Лист1.A3:Лист1.A8 Лист1.I3:Лист1.I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69.95mm" svg:y="69.52mm">
            <loext:p draw:notify-on-update-of-ranges="Лист1.N21:Лист1.N41 Лист1.O21:Лист1.O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&lt;T&gt;</text:p>
          </table:table-cell>
          <table:table-cell office:value-type="string" calcext:value-type="string">
            <text:p>sig <text:s/>T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ф1</text:p>
          </table:table-cell>
          <table:table-cell office:value-type="string" calcext:value-type="string">
            <text:p>ф2</text:p>
          </table:table-cell>
          <table:table-cell office:value-type="string" calcext:value-type="string">
            <text:p>ф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megaоп</text:p>
          </table:table-cell>
          <table:table-cell office:value-type="string" calcext:value-type="string">
            <text:p>sig Omega</text:p>
          </table:table-cell>
          <table:table-cell office:value-type="string" calcext:value-type="string">
            <text:p>omega M</text:p>
          </table:table-cell>
          <table:table-cell office:value-type="string" calcext:value-type="string">
            <text:p>M^2</text:p>
          </table:table-cell>
          <table:table-cell office:value-type="string" calcext:value-type="string">
            <text:p>Omega^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table:formula="of:=[.C3]*9.81*0.121" office:value-type="float" office:value="0.39883536" calcext:value-type="float">
            <text:p>0,399</text:p>
          </table:table-cell>
          <table:table-cell office:value-type="float" office:value="1" calcext:value-type="float">
            <text:p>1</text:p>
          </table:table-cell>
          <table:table-cell office:value-type="float" office:value="0.336" calcext:value-type="float">
            <text:p>0,336</text:p>
          </table:table-cell>
          <table:table-cell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table:style-name="ce2" table:formula="of:=([.D3]+[.E3]+[.F3])/(3*[.M3])" office:value-type="float" office:value="34.8571428571429" calcext:value-type="float">
            <text:p>34,9</text:p>
          </table:table-cell>
          <table:table-cell table:style-name="ce2" table:formula="of:=((([.D3]/[.M3]-[.G3])^2 + ([.E3]/[.M3]-[.G3])^2 + ([.F3]/[.M3]-[.G3])^2)/6 + (1/[.M3])^2)^0.5" office:value-type="float" office:value="0.404061017820884" calcext:value-type="float">
            <text:p>0,4</text:p>
          </table:table-cell>
          <table:table-cell table:style-name="ce3" table:formula="of:=2*3.14159/[.G3]" office:value-type="float" office:value="0.180255163934426" calcext:value-type="float">
            <text:p>0,1803</text:p>
          </table:table-cell>
          <table:table-cell table:number-columns-repeated="3" office:value-type="float" office:value="0.21" calcext:value-type="float">
            <text:p>0,21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table:formula="of:=[.H3]*2*3.14159/([.G3]^2)" office:value-type="float" office:value="0.00208950243872009" calcext:value-type="float">
            <text:p>0,0021</text:p>
          </table:table-cell>
          <table:table-cell table:formula="of:=[.I3]*[.A3]" office:value-type="float" office:value="0.0718921331996458" calcext:value-type="float">
            <text:p>0,0718921332</text:p>
          </table:table-cell>
          <table:table-cell table:formula="of:=[.A3]*[.A3]" office:value-type="float" office:value="0.15906964438633" calcext:value-type="float">
            <text:p>0,1590696444</text:p>
          </table:table-cell>
          <table:table-cell table:formula="of:=[.I3]*[.I3]" office:value-type="float" office:value="0.0324919241250268" calcext:value-type="float">
            <text:p>0,0324919241</text:p>
          </table:table-cell>
          <table:table-cell table:formula="of:=(([.I3]-0.448*[.A3])/[.O3])^2" office:value-type="float" office:value="0.569554149232235" calcext:value-type="float">
            <text:p>0,5695541492</text:p>
          </table:table-cell>
          <table:table-cell table:formula="of:=[.C3]*9.81*0.121/(0.77*0.001*[.I3])" office:value-type="float" office:value="2873.5265536605" calcext:value-type="float">
            <text:p>2873,5265536605</text:p>
          </table:table-cell>
          <table:table-cell table:formula="of:=(2902-[.T3])^2" office:value-type="float" office:value="810.73714644827" calcext:value-type="float">
            <text:p>810,7371464483</text:p>
          </table:table-cell>
        </table:table-row>
        <table:table-row table:style-name="ro1">
          <table:table-cell table:style-name="ce1" table:formula="of:=[.C4]*9.81*0.121" office:value-type="float" office:value="0.3204927" calcext:value-type="float">
            <text:p>0,32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table:style-name="ce2" table:formula="of:=([.D4]+[.E4]+[.F4])/(3*[.M4])" office:value-type="float" office:value="43.9444444444444" calcext:value-type="float">
            <text:p>43,9</text:p>
          </table:table-cell>
          <table:table-cell table:style-name="ce2" table:formula="of:=((([.D4]/[.M4]-[.G4])^2 + ([.E4]/[.M4]-[.G4])^2 + ([.F4]/[.M4]-[.G4])^2)/6 + (1/[.M4])^2)^0.5" office:value-type="float" office:value="0.277777777777777" calcext:value-type="float">
            <text:p>0,3</text:p>
          </table:table-cell>
          <table:table-cell table:style-name="ce3" table:formula="of:=2*3.14159/[.G4]" office:value-type="float" office:value="0.14298007585335" calcext:value-type="float">
            <text:p>0,1430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table:formula="of:=[.H4]*2*3.14159/([.G4]^2)" office:value-type="float" office:value="0.000903793146987041" calcext:value-type="float">
            <text:p>0,0009</text:p>
          </table:table-cell>
          <table:table-cell table:formula="of:=[.I4]*[.A4]" office:value-type="float" office:value="0.0458240705564449" calcext:value-type="float">
            <text:p>0,0458240706</text:p>
          </table:table-cell>
          <table:table-cell table:formula="of:=[.A4]*[.A4]" office:value-type="float" office:value="0.10271557075329" calcext:value-type="float">
            <text:p>0,1027155708</text:p>
          </table:table-cell>
          <table:table-cell table:formula="of:=[.I4]*[.I4]" office:value-type="float" office:value="0.0204433020910297" calcext:value-type="float">
            <text:p>0,0204433021</text:p>
          </table:table-cell>
          <table:table-cell table:formula="of:=(([.I4]-0.448*[.A4])/[.O4])^2" office:value-type="float" office:value="0.44168260221481" calcext:value-type="float">
            <text:p>0,4416826022</text:p>
          </table:table-cell>
          <table:table-cell table:formula="of:=[.C4]*9.81*0.121/(0.77*0.001*[.I4])" office:value-type="float" office:value="2911.06493845474" calcext:value-type="float">
            <text:p>2911,0649384547</text:p>
          </table:table-cell>
          <table:table-cell table:formula="of:=(2902-[.T4])^2" office:value-type="float" office:value="82.1731091881426" calcext:value-type="float">
            <text:p>82,1731091881</text:p>
          </table:table-cell>
        </table:table-row>
        <table:table-row table:style-name="ro1">
          <table:table-cell table:style-name="ce1" table:formula="of:=[.C5]*9.81*0.121" office:value-type="float" office:value="0.25520715" calcext:value-type="float">
            <text:p>0,255</text:p>
          </table:table-cell>
          <table:table-cell office:value-type="float" office:value="3" calcext:value-type="float">
            <text:p>3</text:p>
          </table:table-cell>
          <table:table-cell office:value-type="float" office:value="0.215" calcext:value-type="float">
            <text:p>0,215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table:style-name="ce2" table:formula="of:=([.D5]+[.E5]+[.F5])/(3*[.M5])" office:value-type="float" office:value="55.4" calcext:value-type="float">
            <text:p>55,4</text:p>
          </table:table-cell>
          <table:table-cell table:style-name="ce2" table:formula="of:=((([.D5]/[.M5]-[.G5])^2 + ([.E5]/[.M5]-[.G5])^2 + ([.F5]/[.M5]-[.G5])^2)/6 + (1/[.M5])^2)^0.5" office:value-type="float" office:value="0.305505046330389" calcext:value-type="float">
            <text:p>0,3</text:p>
          </table:table-cell>
          <table:table-cell table:style-name="ce3" table:formula="of:=2*3.14159/[.G5]" office:value-type="float" office:value="0.113414801444043" calcext:value-type="float">
            <text:p>0,1134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formula="of:=[.H5]*2*3.14159/([.G5]^2)" office:value-type="float" office:value="0.000625429497648273" calcext:value-type="float">
            <text:p>0,0006</text:p>
          </table:table-cell>
          <table:table-cell table:formula="of:=[.I5]*[.A5]" office:value-type="float" office:value="0.0289442682443501" calcext:value-type="float">
            <text:p>0,0289442682</text:p>
          </table:table-cell>
          <table:table-cell table:formula="of:=[.A5]*[.A5]" office:value-type="float" office:value="0.0651306894111225" calcext:value-type="float">
            <text:p>0,0651306894</text:p>
          </table:table-cell>
          <table:table-cell table:formula="of:=[.I5]*[.I5]" office:value-type="float" office:value="0.0128629171865917" calcext:value-type="float">
            <text:p>0,0128629172</text:p>
          </table:table-cell>
          <table:table-cell table:formula="of:=(([.I5]-0.448*[.A5])/[.O5])^2" office:value-type="float" office:value="2.15441965772201" calcext:value-type="float">
            <text:p>2,1544196577</text:p>
          </table:table-cell>
          <table:table-cell table:formula="of:=[.C5]*9.81*0.121/(0.77*0.001*[.I5])" office:value-type="float" office:value="2922.35098878503" calcext:value-type="float">
            <text:p>2922,350988785</text:p>
          </table:table-cell>
          <table:table-cell table:formula="of:=(2902-[.T5])^2" office:value-type="float" office:value="414.162744528474" calcext:value-type="float">
            <text:p>414,1627445285</text:p>
          </table:table-cell>
        </table:table-row>
        <table:table-row table:style-name="ro1">
          <table:table-cell table:style-name="ce1" table:formula="of:=[.C6]*9.81*0.121" office:value-type="float" office:value="0.20535273" calcext:value-type="float">
            <text:p>0,205</text:p>
          </table:table-cell>
          <table:table-cell office:value-type="float" office:value="4" calcext:value-type="float">
            <text:p>4</text:p>
          </table:table-cell>
          <table:table-cell office:value-type="float" office:value="0.173" calcext:value-type="float">
            <text:p>0,173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table:style-name="ce2" table:formula="of:=([.D6]+[.E6]+[.F6])/(3*[.M6])" office:value-type="float" office:value="68.8333333333333" calcext:value-type="float">
            <text:p>68,8</text:p>
          </table:table-cell>
          <table:table-cell table:style-name="ce2" table:formula="of:=((([.D6]/[.M6]-[.G6])^2 + ([.E6]/[.M6]-[.G6])^2 + ([.F6]/[.M6]-[.G6])^2)/6 + (1/[.M6])^2)^0.5" office:value-type="float" office:value="0.333333333333333" calcext:value-type="float">
            <text:p>0,3</text:p>
          </table:table-cell>
          <table:table-cell table:style-name="ce3" table:formula="of:=2*3.14159/[.G6]" office:value-type="float" office:value="0.0912810653753027" calcext:value-type="float">
            <text:p>0,0913</text:p>
          </table:table-cell>
          <table:table-cell table:number-columns-repeated="3"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[.H6]*2*3.14159/([.G6]^2)" office:value-type="float" office:value="0.000442039057507519" calcext:value-type="float">
            <text:p>0,0004</text:p>
          </table:table-cell>
          <table:table-cell table:formula="of:=[.I6]*[.A6]" office:value-type="float" office:value="0.0187448159721269" calcext:value-type="float">
            <text:p>0,018744816</text:p>
          </table:table-cell>
          <table:table-cell table:formula="of:=[.A6]*[.A6]" office:value-type="float" office:value="0.0421697437184529" calcext:value-type="float">
            <text:p>0,0421697437</text:p>
          </table:table-cell>
          <table:table-cell table:formula="of:=[.I6]*[.I6]" office:value-type="float" office:value="0.00833223289605029" calcext:value-type="float">
            <text:p>0,0083322329</text:p>
          </table:table-cell>
          <table:table-cell table:formula="of:=(([.I6]-0.448*[.A6])/[.O6])^2" office:value-type="float" office:value="2.6306661430712" calcext:value-type="float">
            <text:p>2,6306661431</text:p>
          </table:table-cell>
          <table:table-cell table:formula="of:=[.C6]*9.81*0.121/(0.77*0.001*[.I6])" office:value-type="float" office:value="2921.65583351106" calcext:value-type="float">
            <text:p>2921,6558335111</text:p>
          </table:table-cell>
          <table:table-cell table:formula="of:=(2902-[.T6])^2" office:value-type="float" office:value="386.351791014326" calcext:value-type="float">
            <text:p>386,3517910143</text:p>
          </table:table-cell>
        </table:table-row>
        <table:table-row table:style-name="ro1">
          <table:table-cell table:style-name="ce1" table:formula="of:=[.C7]*9.81*0.121" office:value-type="float" office:value="0.16736841" calcext:value-type="float">
            <text:p>0,167</text:p>
          </table:table-cell>
          <table:table-cell office:value-type="float" office:value="5" calcext:value-type="float">
            <text:p>5</text:p>
          </table:table-cell>
          <table:table-cell office:value-type="float" office:value="0.141" calcext:value-type="float">
            <text:p>0,14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table:style-name="ce2" table:formula="of:=([.D7]+[.E7]+[.F7])/(3*[.M7])" office:value-type="float" office:value="84.1111111111111" calcext:value-type="float">
            <text:p>84,1</text:p>
          </table:table-cell>
          <table:table-cell table:style-name="ce2" table:formula="of:=((([.D7]/[.M7]-[.G7])^2 + ([.E7]/[.M7]-[.G7])^2 + ([.F7]/[.M7]-[.G7])^2)/6 + (1/[.M7])^2)^0.5" office:value-type="float" office:value="0.351364184463153" calcext:value-type="float">
            <text:p>0,4</text:p>
          </table:table-cell>
          <table:table-cell table:style-name="ce3" table:formula="of:=2*3.14159/[.G7]" office:value-type="float" office:value="0.0747009511228534" calcext:value-type="float">
            <text:p>0,074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[.H7]*2*3.14159/([.G7]^2)" office:value-type="float" office:value="0.000312054357898453" calcext:value-type="float">
            <text:p>0,0003</text:p>
          </table:table-cell>
          <table:table-cell table:formula="of:=[.I7]*[.A7]" office:value-type="float" office:value="0.0125025794149197" calcext:value-type="float">
            <text:p>0,0125025794</text:p>
          </table:table-cell>
          <table:table-cell table:formula="of:=[.A7]*[.A7]" office:value-type="float" office:value="0.0280121846659281" calcext:value-type="float">
            <text:p>0,0280121847</text:p>
          </table:table-cell>
          <table:table-cell table:formula="of:=[.I7]*[.I7]" office:value-type="float" office:value="0.00558023209865893" calcext:value-type="float">
            <text:p>0,0055802321</text:p>
          </table:table-cell>
          <table:table-cell table:formula="of:=(([.I7]-0.448*[.A7])/[.O7])^2" office:value-type="float" office:value="0.805666001961309" calcext:value-type="float">
            <text:p>0,805666002</text:p>
          </table:table-cell>
          <table:table-cell table:formula="of:=[.C7]*9.81*0.121/(0.77*0.001*[.I7])" office:value-type="float" office:value="2909.7564108802" calcext:value-type="float">
            <text:p>2909,7564108802</text:p>
          </table:table-cell>
          <table:table-cell table:formula="of:=(2902-[.T7])^2" office:value-type="float" office:value="60.1619097425459" calcext:value-type="float">
            <text:p>60,1619097425</text:p>
          </table:table-cell>
        </table:table-row>
        <table:table-row table:style-name="ro1">
          <table:table-cell table:style-name="ce1" table:formula="of:=[.C8]*9.81*0.121" office:value-type="float" office:value="0.13769316" calcext:value-type="float">
            <text:p>0,138</text:p>
          </table:table-cell>
          <table:table-cell office:value-type="float" office:value="6" calcext:value-type="float">
            <text:p>6</text:p>
          </table:table-cell>
          <table:table-cell office:value-type="float" office:value="0.116" calcext:value-type="float">
            <text:p>0,116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table:style-name="ce2" table:formula="of:=([.D8]+[.E8]+[.F8])/(3*[.M8])" office:value-type="float" office:value="101.166666666667" calcext:value-type="float">
            <text:p>101,2</text:p>
          </table:table-cell>
          <table:table-cell table:style-name="ce2" table:formula="of:=((([.D8]/[.M8]-[.G8])^2 + ([.E8]/[.M8]-[.G8])^2 + ([.F8]/[.M8]-[.G8])^2)/6 + (1/[.M8])^2)^0.5" office:value-type="float" office:value="0.666666666666667" calcext:value-type="float">
            <text:p>0,7</text:p>
          </table:table-cell>
          <table:table-cell table:style-name="ce3" table:formula="of:=2*3.14159/[.G8]" office:value-type="float" office:value="0.062107215815486" calcext:value-type="float">
            <text:p>0,0621</text:p>
          </table:table-cell>
          <table:table-cell table:number-columns-repeated="3"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[.H8]*2*3.14159/([.G8]^2)" office:value-type="float" office:value="0.0004092732508434" calcext:value-type="float">
            <text:p>0,0004</text:p>
          </table:table-cell>
          <table:table-cell table:formula="of:=[.I8]*[.A8]" office:value-type="float" office:value="0.00855173880443624" calcext:value-type="float">
            <text:p>0,0085517388</text:p>
          </table:table-cell>
          <table:table-cell table:formula="of:=[.A8]*[.A8]" office:value-type="float" office:value="0.0189594063107856" calcext:value-type="float">
            <text:p>0,0189594063</text:p>
          </table:table-cell>
          <table:table-cell table:formula="of:=[.I8]*[.I8]" office:value-type="float" office:value="0.00385730625635136" calcext:value-type="float">
            <text:p>0,0038573063</text:p>
          </table:table-cell>
          <table:table-cell table:formula="of:=(([.I8]-0.448*[.A8])/[.O8])^2" office:value-type="float" office:value="1.05651894266694" calcext:value-type="float">
            <text:p>1,0565189427</text:p>
          </table:table-cell>
          <table:table-cell table:formula="of:=[.C8]*9.81*0.121/(0.77*0.001*[.I8])" office:value-type="float" office:value="2879.25136179905" calcext:value-type="float">
            <text:p>2879,2513617991</text:p>
          </table:table-cell>
          <table:table-cell table:formula="of:=(2902-[.T8])^2" office:value-type="float" office:value="517.500539997625" calcext:value-type="float">
            <text:p>517,5005399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&lt;Omega m&gt;</text:p>
          </table:table-cell>
          <table:table-cell table:formula="of:=SUM([.P3:.P8])/6" office:value-type="float" office:value="0.0310766010319873" calcext:value-type="float">
            <text:p>0,031076601</text:p>
          </table:table-cell>
          <table:table-cell table:formula="of:=SUM([.Q3:.Q8])/6" office:value-type="float" office:value="0.0693428732076515" calcext:value-type="float">
            <text:p>0,0693428732</text:p>
          </table:table-cell>
          <table:table-cell table:formula="of:=SUM([.R3:.R8])/6" office:value-type="float" office:value="0.0139279857756181" calcext:value-type="float">
            <text:p>0,0139279858</text:p>
          </table:table-cell>
          <table:table-cell table:formula="of:=SUM([.S3:.S8])" office:value-type="float" office:value="7.65850749686851" calcext:value-type="float">
            <text:p>7,6585074969</text:p>
          </table:table-cell>
          <table:table-cell table:formula="of:=SUM([.T3:.T8])/6" office:value-type="float" office:value="2902.93434784843" calcext:value-type="float">
            <text:p>2902,9343478484</text:p>
          </table:table-cell>
          <table:table-cell table:formula="of:=SUM([.U3:.U8])^0.5/6" office:value-type="float" office:value="7.94265425989355" calcext:value-type="float">
            <text:p>7,942654259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k=</text:p>
          </table:table-cell>
          <table:table-cell table:style-name="ce3" table:formula="of:=[.P9]/[.Q9]" office:value-type="float" office:value="0.448158543112664" calcext:value-type="float">
            <text:p>0,4482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table:number-columns-repeated="7"/>
        </table:table-row>
        <table:table-row table:style-name="ro1">
          <table:table-cell table:number-columns-repeated="11"/>
          <table:table-cell table:formula="of:=([.J3]/[.D3] - 0.000778848)^2" office:value-type="float" office:value="0.00000000996265250936754" calcext:value-type="float">
            <text:p>0,00000001</text:p>
          </table:table-cell>
          <table:table-cell table:formula="of:=([.K3]/[.E3] - 0.000778848)^2" office:value-type="float" office:value="0.00000000461396776997293" calcext:value-type="float">
            <text:p>4,61396776997293E-09</text:p>
          </table:table-cell>
          <table:table-cell table:formula="of:=([.L3]/[.F3] - 0.000778848)^2" office:value-type="float" office:value="0.00000000613008465502039" calcext:value-type="float">
            <text:p>6,13008465502039E-09</text:p>
          </table:table-cell>
          <table:table-cell table:number-columns-repeated="2"/>
          <table:table-cell table:style-name="ce3" table:formula="of:=(([.R9]/[.Q9]-[.Q10]*[.Q10])/6)^0.5" office:value-type="float" office:value="0.0013350221589516" calcext:value-type="float">
            <text:p>0,001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((0.121*9.81*0.001)^2 + ([.C3]*9.81*0.001)^2)^0.5" office:value-type="float" office:value="0.00350337886699398" calcext:value-type="float">
            <text:p>0,004</text:p>
          </table:table-cell>
          <table:table-cell table:number-columns-repeated="9"/>
          <table:table-cell table:formula="of:=([.J4]/[.D4] - 0.000778848)^2" office:value-type="float" office:value="0.000000000582306071604129" calcext:value-type="float">
            <text:p>5,82306071604129E-10</text:p>
          </table:table-cell>
          <table:table-cell table:formula="of:=([.K4]/[.E4] - 0.000778848)^2" office:value-type="float" office:value="0.000000000582306071604129" calcext:value-type="float">
            <text:p>5,82306071604129E-10</text:p>
          </table:table-cell>
          <table:table-cell table:formula="of:=([.L4]/[.F4] - 0.000778848)^2" office:value-type="float" office:value="0.0000000162580360260651" calcext:value-type="float">
            <text:p>1,62580360260651E-08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((0.121*9.81*0.001)^2 + ([.C4]*9.81*0.001)^2)^0.5" office:value-type="float" office:value="0.00290251691297398" calcext:value-type="float">
            <text:p>0,003</text:p>
          </table:table-cell>
          <table:table-cell table:number-columns-repeated="9"/>
          <table:table-cell table:formula="of:=([.J5]/[.D5] - 0.000778848)^2" office:value-type="float" office:value="0.00000000068433659873928" calcext:value-type="float">
            <text:p>6,8433659873928E-10</text:p>
          </table:table-cell>
          <table:table-cell table:formula="of:=([.K5]/[.E5] - 0.000778848)^2" office:value-type="float" office:value="0.000000000429536249433933" calcext:value-type="float">
            <text:p>4,29536249433933E-10</text:p>
          </table:table-cell>
          <table:table-cell table:formula="of:=([.L5]/[.F5] - 0.000778848)^2" office:value-type="float" office:value="0.00000000266000875689256" calcext:value-type="float">
            <text:p>2,66000875689256E-09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((0.121*9.81*0.001)^2 + ([.C5]*9.81*0.001)^2)^0.5" office:value-type="float" office:value="0.00242022859717837" calcext:value-type="float">
            <text:p>0,002</text:p>
          </table:table-cell>
          <table:table-cell table:number-columns-repeated="9"/>
          <table:table-cell table:formula="of:=([.J6]/[.D6] - 0.000778848)^2" office:value-type="float" office:value="0.00000000773325173209919" calcext:value-type="float">
            <text:p>7,73325173209919E-09</text:p>
          </table:table-cell>
          <table:table-cell table:formula="of:=([.K6]/[.E6] - 0.000778848)^2" office:value-type="float" office:value="0.00000000729612249640237" calcext:value-type="float">
            <text:p>7,29612249640237E-09</text:p>
          </table:table-cell>
          <table:table-cell table:formula="of:=([.L6]/[.F6] - 0.000778848)^2" office:value-type="float" office:value="0.00000000863550583068744" calcext:value-type="float">
            <text:p>8,63550583068744E-09</text:p>
          </table:table-cell>
          <table:table-cell/>
          <table:table-cell office:value-type="float" office:value="0.000778848" calcext:value-type="float">
            <text:p>0,000778848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((0.121*9.81*0.001)^2 + ([.C6]*9.81*0.001)^2)^0.5" office:value-type="float" office:value="0.00207104876258383" calcext:value-type="float">
            <text:p>0,002</text:p>
          </table:table-cell>
          <table:table-cell table:number-columns-repeated="9"/>
          <table:table-cell table:formula="of:=([.J7]/[.D7] - 0.000778848)^2" office:value-type="float" office:value="0.000000000219122699867975" calcext:value-type="float">
            <text:p>2,19122699867975E-10</text:p>
          </table:table-cell>
          <table:table-cell table:formula="of:=([.K7]/[.E7] - 0.000778848)^2" office:value-type="float" office:value="0.0000000007761716714827" calcext:value-type="float">
            <text:p>7,761716714827E-10</text:p>
          </table:table-cell>
          <table:table-cell table:formula="of:=([.L7]/[.F7] - 0.000778848)^2" office:value-type="float" office:value="0.000000000619001762604183" calcext:value-type="float">
            <text:p>6,19001762604183E-10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((0.121*9.81*0.001)^2 + ([.C7]*9.81*0.001)^2)^0.5" office:value-type="float" office:value="0.00182270750374272" calcext:value-type="float">
            <text:p>0,002</text:p>
          </table:table-cell>
          <table:table-cell table:number-columns-repeated="9"/>
          <table:table-cell table:formula="of:=([.J8]/[.D8] - 0.000778848)^2" office:value-type="float" office:value="0.0000000136129128291058" calcext:value-type="float">
            <text:p>1,36129128291058E-08</text:p>
          </table:table-cell>
          <table:table-cell table:formula="of:=([.K8]/[.E8] - 0.000778848)^2" office:value-type="float" office:value="0.0000000107132728479446" calcext:value-type="float">
            <text:p>1,07132728479446E-08</text:p>
          </table:table-cell>
          <table:table-cell table:formula="of:=([.L8]/[.F8] - 0.000778848)^2" office:value-type="float" office:value="0.0000000125980665295465" calcext:value-type="float">
            <text:p>1,25980665295465E-08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((0.121*9.81*0.001)^2 + ([.C8]*9.81*0.001)^2)^0.5" office:value-type="float" office:value="0.00164436787298342" calcext:value-type="float">
            <text:p>0,002</text:p>
          </table:table-cell>
          <table:table-cell table:number-columns-repeated="9"/>
          <table:table-cell table:formula="of:=SUM([.L12:.L17])" office:value-type="float" office:value="0.0000000327945824407839" calcext:value-type="float">
            <text:p>3,27945824407839E-08</text:p>
          </table:table-cell>
          <table:table-cell table:formula="of:=SUM([.M12:.M17])" office:value-type="float" office:value="0.0000000244113771068407" calcext:value-type="float">
            <text:p>2,44113771068407E-08</text:p>
          </table:table-cell>
          <table:table-cell table:formula="of:=SUM([.N12:.N17])" office:value-type="float" office:value="0.0000000469007035608162" calcext:value-type="float">
            <text:p>4,69007035608162E-08</text:p>
          </table:table-cell>
          <table:table-cell table:formula="of:=((SUM([.L18:.N18])/306)^0.5)" office:value-type="float" office:value="0.0000184449953455011" calcext:value-type="float">
            <text:p>0,000018445</text:p>
          </table:table-cell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30" calcext:value-type="float">
            <text:p>30</text:p>
          </table:table-cell>
          <table:table-cell office:value-type="float" office:value="451" calcext:value-type="float">
            <text:p>451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60" calcext:value-type="float">
            <text:p>60</text:p>
          </table:table-cell>
          <table:table-cell office:value-type="float" office:value="439" calcext:value-type="float">
            <text:p>439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90" calcext:value-type="float">
            <text:p>90</text:p>
          </table:table-cell>
          <table:table-cell office:value-type="float" office:value="428" calcext:value-type="float">
            <text:p>428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20" calcext:value-type="float">
            <text:p>120</text:p>
          </table:table-cell>
          <table:table-cell office:value-type="float" office:value="417" calcext:value-type="float">
            <text:p>417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50" calcext:value-type="float">
            <text:p>15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80" calcext:value-type="float">
            <text:p>180</text:p>
          </table:table-cell>
          <table:table-cell office:value-type="float" office:value="394" calcext:value-type="float">
            <text:p>394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210" calcext:value-type="float">
            <text:p>210</text:p>
          </table:table-cell>
          <table:table-cell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240" calcext:value-type="float">
            <text:p>240</text:p>
          </table:table-cell>
          <table:table-cell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270" calcext:value-type="float">
            <text:p>270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360" calcext:value-type="float">
            <text:p>360</text:p>
          </table:table-cell>
          <table:table-cell office:value-type="float" office:value="329" calcext:value-type="float">
            <text:p>329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390" calcext:value-type="float">
            <text:p>390</text:p>
          </table:table-cell>
          <table:table-cell office:value-type="float" office:value="318" calcext:value-type="float">
            <text:p>318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420" calcext:value-type="float">
            <text:p>420</text:p>
          </table:table-cell>
          <table:table-cell office:value-type="float" office:value="309" calcext:value-type="float">
            <text:p>309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480" calcext:value-type="float">
            <text:p>480</text:p>
          </table:table-cell>
          <table:table-cell office:value-type="float" office:value="290" calcext:value-type="float">
            <text:p>290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510" calcext:value-type="float">
            <text:p>510</text:p>
          </table:table-cell>
          <table:table-cell office:value-type="float" office:value="281" calcext:value-type="float">
            <text:p>281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540" calcext:value-type="float">
            <text:p>540</text:p>
          </table:table-cell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570" calcext:value-type="float">
            <text:p>570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600" calcext:value-type="float">
            <text:p>60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.00.0000</text:date>, <text:time style:data-style-name="N2" text:time-value="21:03:19.74529257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3:05:56.000610343</meta:creation-date>
    <dc:date>2016-11-27T23:42:09.480774434</dc:date>
    <meta:editing-duration>PT5H1M6S</meta:editing-duration>
    <meta:editing-cycles>9</meta:editing-cycles>
    <meta:generator>LibreOffice/5.1.4.2$Linux_X86_64 LibreOffice_project/10m0$Build-2</meta:generator>
    <meta:document-statistic meta:table-count="1" meta:cell-count="2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7">
      <style:chart-properties chart:display-label="true" chart:logarithmic="false" chart:minimum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6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.2" loext:regression-extrapolate-backward="2" loext:regression-force-intercept="tru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467cm" svg:height="9.006cm" xlink:href=".." xlink:type="simple" chart:class="chart:scatter" chart:style-name="ch1">
        <chart:title svg:x="2.313cm" svg:y="0.218cm" chart:style-name="ch2">
          <text:p>Зависимость угловой скорости прецессии от момента силы тяжести груза</text:p>
        </chart:title>
        <chart:plot-area chart:style-name="ch3" table:cell-range-address="Лист1.A3:Лист1.A8 Лист1.I3:Лист1.I8" svg:x="0.597cm" svg:y="0.998cm" svg:width="16.778cm" svg:height="7.427cm">
          <chartooo:coordinate-region svg:x="1.88cm" svg:y="1.198cm" svg:width="15.495cm" svg:height="7.028cm"/>
          <chart:axis chart:dimension="x" chart:name="primary-x" chart:style-name="ch4">
            <chart:title svg:x="17.643cm" svg:y="7.914cm" chart:style-name="ch5">
              <text:p>M, кг*м²/с²</text:p>
            </chart:title>
            <chart:grid chart:style-name="ch6" chart:class="major"/>
          </chart:axis>
          <chart:axis chart:dimension="y" chart:name="primary-y" chart:style-name="ch7">
            <chart:title svg:x="0.67cm" svg:y="0.364cm" chart:style-name="ch5">
              <text:p>Ω, рад/с</text:p>
            </chart:title>
            <chart:grid chart:style-name="ch6" chart:class="major"/>
          </chart:axis>
          <chart:series chart:style-name="ch8" chart:values-cell-range-address="Лист1.I3:Лист1.I8" chart:class="chart:scatter">
            <chart:domain table:cell-range-address="Лист1.A3:Лист1.A8"/>
            <chart:regression-curve chart:style-name="ch9">
              <chart:equation chart:display-equation="true" chart:display-r-square="true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883536">
                <text:p>0.39883536</text:p>
                <draw:g>
                  <svg:desc>Лист1.A3:Лист1.A8</svg:desc>
                </draw:g>
              </table:table-cell>
              <table:table-cell office:value-type="float" office:value="0.180255163934426">
                <text:p>0.180255163934426</text:p>
                <draw:g>
                  <svg:desc>Лист1.I3:Лист1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04927">
                <text:p>0.3204927</text:p>
              </table:table-cell>
              <table:table-cell office:value-type="float" office:value="0.14298007585335">
                <text:p>0.14298007585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520715">
                <text:p>0.25520715</text:p>
              </table:table-cell>
              <table:table-cell office:value-type="float" office:value="0.113414801444043">
                <text:p>0.113414801444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535273">
                <text:p>0.20535273</text:p>
              </table:table-cell>
              <table:table-cell office:value-type="float" office:value="0.0912810653753027">
                <text:p>0.0912810653753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736841">
                <text:p>0.16736841</text:p>
              </table:table-cell>
              <table:table-cell office:value-type="float" office:value="0.0747009511228534">
                <text:p>0.0747009511228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69316">
                <text:p>0.13769316</text:p>
              </table:table-cell>
              <table:table-cell office:value-type="float" office:value="0.062107215815486">
                <text:p>0.0621072158154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.5" loext:regression-extrapolate-backward="0.1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55cm" svg:y="0.316cm" chart:style-name="ch2">
          <text:p>Зависимость частоты вращения гироскопа от времени</text:p>
        </chart:title>
        <chart:plot-area chart:style-name="ch3" table:cell-range-address="Лист1.N21:Лист1.O41" svg:x="0.319cm" svg:y="0.845cm" svg:width="13.842cm" svg:height="7.972cm">
          <chartooo:coordinate-region svg:x="1.126cm" svg:y="1.044cm" svg:width="12.755cm" svg:height="7.126cm"/>
          <chart:axis chart:dimension="x" chart:name="primary-x" chart:style-name="ch4">
            <chart:title svg:x="14.379cm" svg:y="7.937cm" chart:style-name="ch5">
              <text:p>t, с</text:p>
            </chart:title>
            <chart:grid chart:style-name="ch6" chart:class="major"/>
          </chart:axis>
          <chart:axis chart:dimension="y" chart:name="primary-y" chart:style-name="ch4">
            <chart:title svg:x="0.457cm" svg:y="0.148cm" chart:style-name="ch5">
              <text:p>ν, 1/c</text:p>
            </chart:title>
            <chart:grid chart:style-name="ch6" chart:class="major"/>
          </chart:axis>
          <chart:series chart:style-name="ch7" chart:values-cell-range-address="Лист1.O21:Лист1.O41" chart:class="chart:scatter">
            <chart:domain table:cell-range-address="Лист1.N21:Лист1.N41"/>
            <chart:regression-curve chart:style-name="ch8">
              <chart:equation chart:display-equation="true" chart:display-r-square="true"/>
            </chart:regression-curve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N</text:p>
              </table:table-cell>
              <table:table-cell office:value-type="string">
                <text:p>Столбец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N21:Лист1.N41</svg:desc>
                </draw:g>
              </table:table-cell>
              <table:table-cell office:value-type="float" office:value="461">
                <text:p>461</text:p>
                <draw:g>
                  <svg:desc>Лист1.O21:Лист1.O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">
                <text:p>39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">
                <text:p>4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0">
                <text:p>4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">
                <text:p>5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">
                <text:p>54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">
                <text:p>57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